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7.398cm" fo:min-width="35.448cm" fo:padding-top="0.151cm" fo:padding-bottom="0.151cm" fo:padding-left="0.276cm" fo:padding-right="0.276cm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0.492cm" fo:min-width="0.26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54cm" fo:min-width="1.712cm" fo:padding-top="0.151cm" fo:padding-bottom="0.151cm" fo:padding-left="0.276cm" fo:padding-right="0.276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5cm" fo:min-width="1.853cm" fo:padding-top="0.151cm" fo:padding-bottom="0.151cm" fo:padding-left="0.276cm" fo:padding-right="0.276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914cm" fo:min-width="2.638cm" fo:padding-top="0.151cm" fo:padding-bottom="0.151cm" fo:padding-left="0.276cm" fo:padding-right="0.276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41cm" fo:min-width="1.844cm" fo:padding-top="0.151cm" fo:padding-bottom="0.151cm" fo:padding-left="0.276cm" fo:padding-right="0.276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72cm" fo:padding-top="0.151cm" fo:padding-bottom="0.151cm" fo:padding-left="0.276cm" fo:padding-right="0.276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98cm" fo:min-width="1.914cm" fo:padding-top="0.151cm" fo:padding-bottom="0.151cm" fo:padding-left="0.276cm" fo:padding-right="0.276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41cm" fo:min-width="1.844cm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72cm" fo:padding-top="0.151cm" fo:padding-bottom="0.151cm" fo:padding-left="0.276cm" fo:padding-right="0.276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98cm" fo:min-width="1.914cm" fo:padding-top="0.151cm" fo:padding-bottom="0.151cm" fo:padding-left="0.276cm" fo:padding-right="0.276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9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fo:min-height="0.475cm"/>
    </style:style>
    <style:style style:name="gr71" style:family="graphic" style:parent-style-name="objectwithoutfill">
      <style:graphic-properties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fo:min-height="0.3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WenQuanYi Micro Hei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6cm" svg:height="27.7cm" svg:x="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78cm" svg:height="1.048cm" svg:x="2.444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982cm" svg:y1="8.748cm" svg:x2="2.984cm" svg:y2="10.145cm">
          <text:p/>
        </draw:line>
        <draw:line draw:style-name="gr4" draw:text-style-name="P3" draw:layer="layout" svg:x1="2.982cm" svg:y1="8.748cm" svg:x2="3.7cm" svg:y2="9.359cm">
          <text:p/>
        </draw:line>
        <draw:line draw:style-name="gr5" draw:text-style-name="P3" draw:layer="layout" svg:x1="2.982cm" svg:y1="10.145cm" svg:x2="3.7cm" svg:y2="10.756cm">
          <text:p/>
        </draw:line>
        <draw:line draw:style-name="gr6" draw:text-style-name="P3" draw:layer="layout" svg:x1="2.98cm" svg:y1="8.746cm" svg:x2="2.266cm" svg:y2="9.361cm">
          <text:p/>
        </draw:line>
        <draw:line draw:style-name="gr7" draw:text-style-name="P3" draw:layer="layout" svg:x1="2.98cm" svg:y1="10.143cm" svg:x2="2.266cm" svg:y2="10.758cm">
          <text:p/>
        </draw:line>
        <draw:frame draw:style-name="gr8" draw:text-style-name="P5" draw:layer="layout" svg:width="3.4cm" svg:height="0.8cm" svg:x="1.166cm" svg:y="11.356cm">
          <draw:text-box>
            <text:p text:style-name="P4"><text:span text:style-name="T1">Ad</text:span><text:span text:style-name="T1">mi</text:span><text:span text:style-name="T1">ni</text:span><text:span text:style-name="T1">str</text:span><text:span text:style-name="T1">ad</text:span><text:span text:style-name="T1">or</text:span></text:p>
          </draw:text-box>
        </draw:frame>
        <draw:custom-shape draw:style-name="gr9" draw:text-style-name="P6" draw:layer="layout" svg:width="3.19cm" svg:height="2.216cm" svg:x="6.5cm" svg:y="1.2cm">
          <text:p text:style-name="P4"><text:span text:style-name="T2">CU01: Ingresar </text:span></text:p>
          <text:p text:style-name="P4"><text:span text:style-name="T2">al Sistem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3.2cm" svg:height="2.2cm" svg:x="13.2cm" svg:y="1.2cm">
          <text:p text:style-name="P7"><text:span text:style-name="T3">CU02: </text:span><text:span text:style-name="T3">Recuperar </text:span></text:p>
          <text:p text:style-name="P7"><text:span text:style-name="T3">Contraseñ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19cm" svg:height="2.216cm" svg:x="16.01cm" svg:y="3.8cm">
          <text:p text:style-name="P7"><text:span text:style-name="T3">CU03: Consultar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19cm" svg:height="2.216cm" svg:x="12.9cm" svg:y="9.684cm">
          <text:p text:style-name="P7"><text:span text:style-name="T3">CU04: Registrar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3.19cm" svg:height="2.216cm" svg:x="9.91cm" svg:y="3.384cm">
          <text:p text:style-name="P7"><text:span text:style-name="T3">CU05: Modificar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19cm" svg:height="2.216cm" svg:x="9.9cm" svg:y="7.684cm">
          <text:p text:style-name="P7"><text:span text:style-name="T3">CU07: </text:span><text:span text:style-name="T3">Consultar </text:span></text:p>
          <text:p text:style-name="P7"><text:span text:style-name="T3">Perfil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3.19cm" svg:height="2.216cm" svg:x="15cm" svg:y="11.7cm">
          <text:p text:style-name="P7"><text:span text:style-name="T3">CU06: Eliminar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3.19cm" svg:height="2.216cm" svg:x="22.5cm" svg:y="6.284cm">
          <text:p text:style-name="P7"><text:span text:style-name="T3">CU08: </text:span><text:span text:style-name="T3">Consultar</text:span></text:p>
          <text:p text:style-name="P7"><text:span text:style-name="T3">Ca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19cm" svg:height="2.216cm" svg:x="31.7cm" svg:y="2cm">
          <text:p text:style-name="P7"><text:span text:style-name="T3">CU09: Registrar</text:span></text:p>
          <text:p text:style-name="P7"><text:span text:style-name="T3">Ca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3.19cm" svg:height="2.216cm" svg:x="34.7cm" svg:y="3.3cm">
          <text:p text:style-name="P7"><text:span text:style-name="T3">CU10: </text:span><text:span text:style-name="T3">Modificar</text:span></text:p>
          <text:p text:style-name="P7"><text:span text:style-name="T3">Ca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3.19cm" svg:height="2.216cm" svg:x="32.61cm" svg:y="5.3cm">
          <text:p text:style-name="P7"><text:span text:style-name="T3">CU11: Eliminar</text:span></text:p>
          <text:p text:style-name="P7"><text:span text:style-name="T3">Ca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3.19cm" svg:height="2.216cm" svg:x="29.51cm" svg:y="9.384cm">
          <text:p text:style-name="P7"><text:span text:style-name="T3">CU02: </text:span><text:span text:style-name="T3">Consultar</text:span></text:p>
          <text:p text:style-name="P7"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3.19cm" svg:height="2.216cm" svg:x="32.61cm" svg:y="8cm">
          <text:p text:style-name="P7"><text:span text:style-name="T3">CU13: Registrar</text:span></text:p>
          <text:p text:style-name="P7"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3.19cm" svg:height="2.216cm" svg:x="35.41cm" svg:y="9.6cm">
          <text:p text:style-name="P7"><text:span text:style-name="T3">CU14: Modificar</text:span></text:p>
          <text:p text:style-name="P7"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3.19cm" svg:height="2.216cm" svg:x="32.41cm" svg:y="10.784cm">
          <text:p text:style-name="P7"><text:span text:style-name="T3">CU15: </text:span><text:span text:style-name="T3">Eliminar</text:span></text:p>
          <text:p text:style-name="P7"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3.399cm" svg:height="2.301cm" svg:x="37.5cm" svg:y="6.399cm">
          <text:p text:style-name="P7"><text:span text:style-name="T3">CU16: Asociar </text:span></text:p>
          <text:p text:style-name="P7"><text:span text:style-name="T3">Campo y </text:span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3.19cm" svg:height="2.216cm" svg:x="9.31cm" svg:y="26.849cm">
          <text:p text:style-name="P7"><text:span text:style-name="T3">CU18: Registrar</text:span></text:p>
          <text:p text:style-name="P7"><text:span text:style-name="T3">Raza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3.19cm" svg:height="2.216cm" svg:x="5.5cm" svg:y="29.449cm">
          <text:p text:style-name="P7"><text:span text:style-name="T3">CU19: Modificar</text:span></text:p>
          <text:p text:style-name="P7"><text:span text:style-name="T3">Raz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draw:layer="layout" svg:width="3.19cm" svg:height="2.216cm" svg:x="9.41cm" svg:y="29.349cm">
          <text:p text:style-name="P7"><text:span text:style-name="T3">CU20: Eliminar</text:span></text:p>
          <text:p text:style-name="P7"><text:span text:style-name="T3">Raz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3.19cm" svg:height="2.216cm" svg:x="5.61cm" svg:y="26.833cm">
          <text:p text:style-name="P7"><text:span text:style-name="T3">CU17: Consultar</text:span></text:p>
          <text:p text:style-name="P7"><text:span text:style-name="T3">Raz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3.19cm" svg:height="2.216cm" svg:x="17.31cm" svg:y="26.849cm">
          <text:p text:style-name="P7"><text:span text:style-name="T3">CU22: Registrar</text:span></text:p>
          <text:p text:style-name="P7"><text:span text:style-name="T3">Categoría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3.19cm" svg:height="2.216cm" svg:x="13.5cm" svg:y="29.449cm">
          <text:p text:style-name="P7"><text:span text:style-name="T3">CU23: Modificar</text:span></text:p>
          <text:p text:style-name="P7"><text:span text:style-name="T3">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3.19cm" svg:height="2.216cm" svg:x="17.41cm" svg:y="29.349cm">
          <text:p text:style-name="P7"><text:span text:style-name="T3">CU24: Eliminar</text:span></text:p>
          <text:p text:style-name="P7"><text:span text:style-name="T3">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3.19cm" svg:height="2.216cm" svg:x="13.61cm" svg:y="26.833cm">
          <text:p text:style-name="P7"><text:span text:style-name="T3">CU21: Consultar</text:span></text:p>
          <text:p text:style-name="P7"><text:span text:style-name="T3">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3.19cm" svg:height="2.216cm" svg:x="25.31cm" svg:y="26.849cm">
          <text:p text:style-name="P7"><text:span text:style-name="T3">CU26: Registrar</text:span></text:p>
          <text:p text:style-name="P7"><text:span text:style-name="T3">Sub Categoría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3.19cm" svg:height="2.216cm" svg:x="21.5cm" svg:y="29.449cm">
          <text:p text:style-name="P7"><text:span text:style-name="T3">CU27: Modificar</text:span></text:p>
          <text:p text:style-name="P7"><text:span text:style-name="T3">Sub 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3.19cm" svg:height="2.216cm" svg:x="25.41cm" svg:y="29.349cm">
          <text:p text:style-name="P7"><text:span text:style-name="T3">CU28: Eliminar</text:span></text:p>
          <text:p text:style-name="P7"><text:span text:style-name="T3">Sub 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3.19cm" svg:height="2.216cm" svg:x="21.61cm" svg:y="26.833cm">
          <text:p text:style-name="P7"><text:span text:style-name="T3">CU25: Consultar</text:span></text:p>
          <text:p text:style-name="P7"><text:span text:style-name="T3">Sub 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3.19cm" svg:height="2.216cm" svg:x="29.31cm" svg:y="26.849cm">
          <text:p text:style-name="P7"><text:span text:style-name="T3">CU29: Asociar</text:span></text:p>
          <text:p text:style-name="P7"><text:span text:style-name="T3">Raza </text:span></text:p>
          <text:p text:style-name="P7"><text:span text:style-name="T3">y Categoría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3.19cm" svg:height="2.216cm" svg:x="29.41cm" svg:y="29.349cm">
          <text:p text:style-name="P7"><text:span text:style-name="T3">CU30: Asociar</text:span></text:p>
          <text:p text:style-name="P7"><text:span text:style-name="T3">Categoría y</text:span></text:p>
          <text:p text:style-name="P7"><text:span text:style-name="T3">Sub 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3.19cm" svg:height="2.216cm" svg:x="10.311cm" svg:y="32.85cm">
          <text:p text:style-name="P7"><text:span text:style-name="T3">CU32: Registrar</text:span></text:p>
          <text:p text:style-name="P7"><text:span text:style-name="T3">Operación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3.19cm" svg:height="2.216cm" svg:x="6.501cm" svg:y="35.45cm">
          <text:p text:style-name="P7"><text:span text:style-name="T3">CU33: Modificar</text:span></text:p>
          <text:p text:style-name="P7"><text:span text:style-name="T3">Operac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draw:layer="layout" svg:width="3.19cm" svg:height="2.216cm" svg:x="10.411cm" svg:y="35.35cm">
          <text:p text:style-name="P7"><text:span text:style-name="T3">CU34: Eliminar</text:span></text:p>
          <text:p text:style-name="P7"><text:span text:style-name="T3">Operac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3.19cm" svg:height="2.216cm" svg:x="6.611cm" svg:y="32.834cm">
          <text:p text:style-name="P7"><text:span text:style-name="T3">CU31: Consultar</text:span></text:p>
          <text:p text:style-name="P7"><text:span text:style-name="T3">Operac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" draw:layer="layout" svg:width="3.19cm" svg:height="2.216cm" svg:x="19.312cm" svg:y="32.851cm">
          <text:p text:style-name="P7"><text:span text:style-name="T3">CU36: Registrar</text:span></text:p>
          <text:p text:style-name="P7"><text:span text:style-name="T3">Cliente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" draw:layer="layout" svg:width="3.19cm" svg:height="2.216cm" svg:x="15.502cm" svg:y="35.451cm">
          <text:p text:style-name="P7"><text:span text:style-name="T3">CU37: Modificar</text:span></text:p>
          <text:p text:style-name="P7"><text:span text:style-name="T3">Client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3.19cm" svg:height="2.216cm" svg:x="19.412cm" svg:y="35.351cm">
          <text:p text:style-name="P7"><text:span text:style-name="T3">CU38: Eliminar</text:span></text:p>
          <text:p text:style-name="P7"><text:span text:style-name="T3">Client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draw:layer="layout" svg:width="3.19cm" svg:height="2.216cm" svg:x="15.612cm" svg:y="32.835cm">
          <text:p text:style-name="P7"><text:span text:style-name="T3">CU35: Consultar</text:span></text:p>
          <text:p text:style-name="P7"><text:span text:style-name="T3">Client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3.19cm" svg:height="2.216cm" svg:x="27.313cm" svg:y="32.852cm">
          <text:p text:style-name="P7"><text:span text:style-name="T3">CU40: Registrar</text:span></text:p>
          <text:p text:style-name="P7"><text:span text:style-name="T3">Proveedor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3.19cm" svg:height="2.216cm" svg:x="23.503cm" svg:y="35.452cm">
          <text:p text:style-name="P7"><text:span text:style-name="T3">CU41: Modificar</text:span></text:p>
          <text:p text:style-name="P7"><text:span text:style-name="T3">Proveedor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6" draw:layer="layout" svg:width="3.19cm" svg:height="2.216cm" svg:x="27.413cm" svg:y="35.352cm">
          <text:p text:style-name="P7"><text:span text:style-name="T3">CU42: Eliminar</text:span></text:p>
          <text:p text:style-name="P7"><text:span text:style-name="T3">Proveedor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draw:layer="layout" svg:width="3.19cm" svg:height="2.216cm" svg:x="23.613cm" svg:y="32.836cm">
          <text:p text:style-name="P7"><text:span text:style-name="T3">CU39: Consultar</text:span></text:p>
          <text:p text:style-name="P7"><text:span text:style-name="T3">Proveedor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6" draw:layer="layout" svg:width="3.386cm" svg:height="2.42cm" svg:x="36.314cm" svg:y="32.649cm">
          <text:p text:style-name="P7"><text:span text:style-name="T3">CU44: Registrar</text:span></text:p>
          <text:p text:style-name="P4"><text:span text:style-name="T3">Actividad</text:span></text:p>
          <text:p text:style-name="P7"><text:span text:style-name="T3">Sanitaria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draw:layer="layout" svg:width="3.296cm" svg:height="2.296cm" svg:x="32.504cm" svg:y="35.453cm">
          <text:p text:style-name="P7"><text:span text:style-name="T3">CU45: Modificar</text:span></text:p>
          <text:p text:style-name="P4"><text:span text:style-name="T3">Actividad</text:span></text:p>
          <text:p text:style-name="P7"><text:span text:style-name="T3">Sanitari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6" draw:layer="layout" svg:width="3.286cm" svg:height="2.296cm" svg:x="36.414cm" svg:y="35.353cm">
          <text:p text:style-name="P7"><text:span text:style-name="T3">CU46: Eliminar</text:span></text:p>
          <text:p text:style-name="P4"><text:span text:style-name="T3">Actividad</text:span></text:p>
          <text:p text:style-name="P7"><text:span text:style-name="T3">Sanitari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3.486cm" svg:height="2.404cm" svg:x="32.614cm" svg:y="32.649cm">
          <text:p text:style-name="P7"><text:span text:style-name="T3">CU43: Consultar</text:span></text:p>
          <text:p text:style-name="P7"><text:span text:style-name="T3">Actividad</text:span></text:p>
          <text:p text:style-name="P7"><text:span text:style-name="T3">Sanitari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" draw:layer="layout" svg:width="3.386cm" svg:height="2.42cm" svg:x="7.315cm" svg:y="39.65cm">
          <text:p text:style-name="P7"><text:span text:style-name="T3">CU48: Registrar</text:span></text:p>
          <text:p text:style-name="P4"><text:span text:style-name="T3">Lote de</text:span></text:p>
          <text:p text:style-name="P4"><text:span text:style-name="T3">Caravana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3.296cm" svg:height="2.296cm" svg:x="12.404cm" svg:y="41.049cm">
          <text:p text:style-name="P7"><text:span text:style-name="T3">CU50: Consultar</text:span></text:p>
          <text:p text:style-name="P7"><text:span text:style-name="T3">Vacun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6" draw:layer="layout" svg:width="3.286cm" svg:height="2.296cm" svg:x="5.4cm" svg:y="42.253cm">
          <text:p text:style-name="P7"><text:span text:style-name="T3">CU49: Eliminar</text:span></text:p>
          <text:p text:style-name="P4"><text:span text:style-name="T3">Lote de</text:span></text:p>
          <text:p text:style-name="P4"><text:span text:style-name="T3">Caravan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6" draw:layer="layout" svg:width="3.486cm" svg:height="2.404cm" svg:x="3.615cm" svg:y="39.65cm">
          <text:p text:style-name="P7"><text:span text:style-name="T3">CU47: Consultar</text:span></text:p>
          <text:p text:style-name="P7"><text:span text:style-name="T3">Lote de</text:span></text:p>
          <text:p text:style-name="P7"><text:span text:style-name="T3">Caravan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6" draw:layer="layout" svg:width="3.296cm" svg:height="2.296cm" svg:x="17.405cm" svg:y="38.05cm">
          <text:p text:style-name="P7"><text:span text:style-name="T3">CU51: Consultar</text:span></text:p>
          <text:p text:style-name="P7"><text:span text:style-name="T3">Compr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6" draw:layer="layout" svg:width="3.296cm" svg:height="2.296cm" svg:x="17.405cm" svg:y="40.75cm">
          <text:p text:style-name="P7"><text:span text:style-name="T3">CU54: Consultar</text:span></text:p>
          <text:p text:style-name="P7"><text:span text:style-name="T3">Mortandad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6" draw:layer="layout" svg:width="3.296cm" svg:height="2.296cm" svg:x="21.005cm" svg:y="38.05cm">
          <text:p text:style-name="P7"><text:span text:style-name="T3">CU52: Consultar</text:span></text:p>
          <text:p text:style-name="P7"><text:span text:style-name="T3">Cambio de</text:span></text:p>
          <text:p text:style-name="P7"><text:span text:style-name="T3">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" draw:layer="layout" svg:width="3.296cm" svg:height="2.296cm" svg:x="21.005cm" svg:y="40.75cm">
          <text:p text:style-name="P7"><text:span text:style-name="T3">CU55: Consultar</text:span></text:p>
          <text:p text:style-name="P7"><text:span text:style-name="T3">Actividad</text:span></text:p>
          <text:p text:style-name="P7"><text:span text:style-name="T3">Sanitari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" draw:layer="layout" svg:width="3.296cm" svg:height="2.296cm" svg:x="24.605cm" svg:y="38.05cm">
          <text:p text:style-name="P7"><text:span text:style-name="T3">CU53: Consultar</text:span></text:p>
          <text:p text:style-name="P7"><text:span text:style-name="T3">Traslad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3.296cm" svg:height="2.296cm" svg:x="24.605cm" svg:y="40.75cm">
          <text:p text:style-name="P7"><text:span text:style-name="T3">CU56: Consultar</text:span></text:p>
          <text:p text:style-name="P7"><text:span text:style-name="T3">Vent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3.296cm" svg:height="2.296cm" svg:x="30.606cm" svg:y="38.751cm">
          <text:p text:style-name="P7"><text:span text:style-name="T3">CU57: Generar</text:span></text:p>
          <text:p text:style-name="P7"><text:span text:style-name="T3">Reporte de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" draw:layer="layout" svg:width="3.296cm" svg:height="2.296cm" svg:x="34.306cm" svg:y="38.751cm">
          <text:p text:style-name="P4"><text:span text:style-name="T2">CU58: </text:span><text:span text:style-name="T3">Generar</text:span></text:p>
          <text:p text:style-name="P7"><text:span text:style-name="T3">Reporte de</text:span></text:p>
          <text:p text:style-name="P7"><text:span text:style-name="T3">Vacun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6" draw:layer="layout" svg:width="3.296cm" svg:height="2.296cm" svg:x="32.406cm" svg:y="40.951cm">
          <text:p text:style-name="P4"><text:span text:style-name="T2">CU59: </text:span><text:span text:style-name="T3">Generar</text:span></text:p>
          <text:p text:style-name="P7"><text:span text:style-name="T3">Reporte de</text:span></text:p>
          <text:p text:style-name="P7"><text:span text:style-name="T3">Operac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" draw:layer="layout" svg:width="3.296cm" svg:height="2.296cm" svg:x="40.606cm" svg:y="39.751cm">
          <text:p text:style-name="P7"><text:span text:style-name="T3">CU60: Consultar</text:span></text:p>
          <text:p text:style-name="P7"><text:span text:style-name="T3">Stock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1" draw:layer="layout" svg:x1="31.5cm" svg:y1="-1.6cm" svg:x2="24.4cm" svg:y2="-1.6cm">
          <text:p/>
        </draw:line>
        <draw:line draw:style-name="gr69" draw:text-style-name="P1" draw:layer="layout" svg:x1="24.3cm" svg:y1="-3.7cm" svg:x2="31.4cm" svg:y2="-3.7cm">
          <text:p/>
        </draw:line>
        <draw:frame draw:style-name="gr70" draw:text-style-name="P9" draw:layer="layout" svg:width="3cm" svg:height="0.725cm" svg:x="26.3cm" svg:y="-2.325cm">
          <draw:text-box>
            <text:p text:style-name="P8"><text:span text:style-name="T4">&lt;&lt; extend &gt;&gt;</text:span></text:p>
          </draw:text-box>
        </draw:frame>
        <draw:line draw:style-name="gr71" draw:text-style-name="P1" draw:layer="layout" svg:x1="12cm" svg:y1="-2.8cm" svg:x2="22.3cm" svg:y2="-2.8cm">
          <text:p/>
        </draw:line>
        <draw:line draw:style-name="gr71" draw:text-style-name="P1" draw:layer="layout" svg:x1="4cm" svg:y1="10cm" svg:x2="6.6cm" svg:y2="2.7cm">
          <text:p/>
        </draw:line>
        <draw:line draw:style-name="gr69" draw:text-style-name="P1" draw:layer="layout" svg:x1="13.2cm" svg:y1="2.4cm" svg:x2="9.7cm" svg:y2="2.4cm">
          <text:p/>
        </draw:line>
        <draw:frame draw:style-name="gr72" draw:text-style-name="P9" draw:layer="layout" svg:width="3.1cm" svg:height="0.725cm" svg:x="26.3cm" svg:y="-4.324cm">
          <draw:text-box>
            <text:p text:style-name="P8"><text:span text:style-name="T4">&lt;&lt; include </text:span><text:span text:style-name="T4">&gt;&gt;</text:span></text:p>
          </draw:text-box>
        </draw:frame>
        <draw:frame draw:style-name="gr70" draw:text-style-name="P9" draw:layer="layout" svg:width="3cm" svg:height="0.725cm" svg:x="10.2cm" svg:y="1.776cm">
          <draw:text-box>
            <text:p text:style-name="P8"><text:span text:style-name="T4">&lt;&lt; extend &gt;&gt;</text:span></text:p>
          </draw:text-box>
        </draw:frame>
        <draw:line draw:style-name="gr71" draw:text-style-name="P1" draw:layer="layout" svg:x1="4cm" svg:y1="10cm" svg:x2="16.1cm" svg:y2="5.3cm">
          <text:p/>
        </draw:line>
        <draw:line draw:style-name="gr71" draw:text-style-name="P1" draw:layer="layout" svg:x1="4cm" svg:y1="10cm" svg:x2="12.8cm" svg:y2="10.8cm">
          <text:p/>
        </draw:line>
        <draw:line draw:style-name="gr71" draw:text-style-name="P1" draw:layer="layout" svg:x1="4cm" svg:y1="10cm" svg:x2="10.1cm" svg:y2="5.1cm">
          <text:p/>
        </draw:line>
        <draw:line draw:style-name="gr71" draw:text-style-name="P1" draw:layer="layout" svg:x1="4cm" svg:y1="10cm" svg:x2="9.9cm" svg:y2="9cm">
          <text:p/>
        </draw:line>
        <draw:line draw:style-name="gr71" draw:text-style-name="P1" draw:layer="layout" svg:x1="4cm" svg:y1="10cm" svg:x2="15.2cm" svg:y2="13.4cm">
          <text:p/>
        </draw:line>
        <draw:line draw:style-name="gr69" draw:text-style-name="P1" draw:layer="layout" svg:x1="13cm" svg:y1="4.9cm" svg:x2="16cm" svg:y2="5cm">
          <text:p/>
        </draw:line>
        <draw:frame draw:style-name="gr72" draw:text-style-name="P9" draw:layer="layout" svg:width="3.1cm" svg:height="0.725cm" svg:x="13.2cm" svg:y="4.1cm">
          <draw:text-box>
            <text:p text:style-name="P8"><text:span text:style-name="T4">&lt;&lt; include &gt;&gt;</text:span></text:p>
          </draw:text-box>
        </draw:frame>
        <draw:line draw:style-name="gr69" draw:text-style-name="P1" draw:layer="layout" svg:x1="14.7cm" svg:y1="9.6cm" svg:x2="12.9cm" svg:y2="9.2cm">
          <text:p/>
        </draw:line>
        <draw:frame draw:style-name="gr72" draw:text-style-name="P9" draw:layer="layout" svg:width="3.1cm" svg:height="0.725cm" svg:x="13.3cm" svg:y="8.775cm">
          <draw:text-box>
            <text:p text:style-name="P8"><text:span text:style-name="T4">&lt;&lt; include &gt;&gt;</text:span></text:p>
          </draw:text-box>
        </draw:frame>
        <draw:frame draw:style-name="gr70" draw:text-style-name="P9" draw:layer="layout" svg:width="3.1cm" svg:height="0.725cm" svg:x="17.4cm" svg:y="10.875cm">
          <draw:text-box>
            <text:p text:style-name="P8"><text:span text:style-name="T4">&lt;&lt; include &gt;&gt;</text:span></text:p>
          </draw:text-box>
        </draw:frame>
        <draw:line draw:style-name="gr69" draw:text-style-name="P1" draw:layer="layout" svg:x1="17.5cm" svg:y1="11.8cm" svg:x2="17.8cm" svg:y2="6cm">
          <text:p/>
        </draw:line>
        <draw:line draw:style-name="gr69" draw:text-style-name="P1" draw:layer="layout" svg:x1="23cm" svg:y1="8.2cm" svg:x2="16.1cm" svg:y2="10.5cm">
          <text:p/>
        </draw:line>
        <draw:frame draw:style-name="gr72" draw:text-style-name="P9" draw:layer="layout" svg:width="3.1cm" svg:height="0.725cm" svg:x="21.9cm" svg:y="8.375cm">
          <draw:text-box>
            <text:p text:style-name="P8"><text:span text:style-name="T4">&lt;&lt; extend &gt;&gt;</text:span></text:p>
          </draw:text-box>
        </draw:frame>
        <draw:line draw:style-name="gr69" draw:text-style-name="P1" draw:layer="layout" svg:x1="11.2cm" svg:y1="5.6cm" svg:x2="11.6cm" svg:y2="7.7cm">
          <text:p/>
        </draw:line>
        <draw:frame draw:style-name="gr72" draw:text-style-name="P9" draw:layer="layout" svg:width="3.1cm" svg:height="0.725cm" svg:x="8.9cm" svg:y="6.075cm">
          <draw:text-box>
            <text:p text:style-name="P8"><text:span text:style-name="T4">&lt;&lt; include &gt;&gt;</text:span></text:p>
          </draw:text-box>
        </draw:frame>
        <draw:line draw:style-name="gr69" draw:text-style-name="P1" draw:layer="layout" svg:x1="22.5cm" svg:y1="7.7cm" svg:x2="12.8cm" svg:y2="5.2cm">
          <text:p/>
        </draw:line>
        <draw:frame draw:style-name="gr72" draw:text-style-name="P9" draw:layer="layout" svg:width="3.1cm" svg:height="0.725cm" svg:x="19.3cm" svg:y="6.476cm">
          <draw:text-box>
            <text:p text:style-name="P8"><text:span text:style-name="T4">&lt;&lt; extend 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9:41:36.064986129</meta:creation-date>
    <dc:date>2019-07-12T15:08:29.651916717</dc:date>
    <meta:editing-duration>PT35M1S</meta:editing-duration>
    <meta:editing-cycles>5</meta:editing-cycles>
    <meta:generator>LibreOffice/6.0.4.2$Linux_X86_64 LibreOffice_project/00m0$Build-2</meta:generator>
    <meta:document-statistic meta:object-count="93"/>
  </office:meta>
</office:document-meta>
</file>